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officeooo:rsid="0006f1b8" officeooo:paragraph-rsid="0006f1b8"/>
    </style:style>
    <style:style style:name="P2" style:family="paragraph" style:parent-style-name="Standard">
      <style:text-properties style:font-name="FreeSerif" officeooo:rsid="0007c702" officeooo:paragraph-rsid="0007c702"/>
    </style:style>
    <style:style style:name="P3" style:family="paragraph" style:parent-style-name="Standard">
      <style:text-properties style:font-name="FreeSerif" officeooo:rsid="00096190" officeooo:paragraph-rsid="00096190"/>
    </style:style>
    <style:style style:name="P4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FreeSerif" officeooo:rsid="00096190" officeooo:paragraph-rsid="00096190"/>
    </style:style>
    <style:style style:name="P5" style:family="paragraph" style:parent-style-name="Standard">
      <style:text-properties style:font-name="FreeSerif" fo:font-weight="bold" officeooo:rsid="00096190" officeooo:paragraph-rsid="00096190" style:font-weight-asian="bold" style:font-weight-complex="bold"/>
    </style:style>
    <style:style style:name="P6" style:family="paragraph" style:parent-style-name="Standard">
      <style:text-properties style:font-name="FreeSerif" fo:font-weight="bold" officeooo:rsid="0010ce37" officeooo:paragraph-rsid="0010ce37" style:font-weight-asian="bold" style:font-weight-complex="bold"/>
    </style:style>
    <style:style style:name="P7" style:family="paragraph" style:parent-style-name="Standard">
      <style:text-properties style:font-name="FreeSerif" fo:font-weight="bold" officeooo:rsid="0011f8c3" officeooo:paragraph-rsid="0011f8c3" style:font-weight-asian="bold" style:font-weight-complex="bold"/>
    </style:style>
    <style:style style:name="P8" style:family="paragraph" style:parent-style-name="Standard">
      <style:text-properties style:font-name="FreeSerif" fo:font-weight="bold" officeooo:rsid="00153e11" officeooo:paragraph-rsid="00153e11" style:font-weight-asian="bold" style:font-weight-complex="bold"/>
    </style:style>
    <style:style style:name="P9" style:family="paragraph" style:parent-style-name="Standard">
      <style:text-properties style:font-name="FreeSerif" fo:font-weight="bold" officeooo:rsid="00169834" officeooo:paragraph-rsid="00169834" style:font-weight-asian="bold" style:font-weight-complex="bold"/>
    </style:style>
    <style:style style:name="P10" style:family="paragraph" style:parent-style-name="Standard">
      <style:text-properties style:font-name="FreeSerif" fo:font-weight="bold" officeooo:rsid="001e5045" officeooo:paragraph-rsid="001e5045" style:font-weight-asian="bold" style:font-weight-complex="bold"/>
    </style:style>
    <style:style style:name="P11" style:family="paragraph" style:parent-style-name="Standard">
      <style:text-properties style:font-name="FreeSerif" fo:font-weight="bold" officeooo:rsid="00217920" officeooo:paragraph-rsid="0021792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weight="bold" officeooo:rsid="002ee80a" officeooo:paragraph-rsid="00308ed2" style:font-weight-asian="bold" style:font-weight-complex="bold"/>
    </style:style>
    <style:style style:name="P13" style:family="paragraph" style:parent-style-name="Standard">
      <style:text-properties style:font-name="FreeSerif" officeooo:rsid="000b91e1" officeooo:paragraph-rsid="000b91e1"/>
    </style:style>
    <style:style style:name="P14" style:family="paragraph" style:parent-style-name="Standard">
      <style:text-properties style:font-name="FreeSerif" officeooo:rsid="000c5c33" officeooo:paragraph-rsid="000c5c33"/>
    </style:style>
    <style:style style:name="P15" style:family="paragraph" style:parent-style-name="Standard">
      <style:text-properties style:font-name="FreeSerif" officeooo:rsid="000d9cad" officeooo:paragraph-rsid="000d9cad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d9cad" officeooo:paragraph-rsid="000d9cad"/>
    </style:style>
    <style:style style:name="P17" style:family="paragraph" style:parent-style-name="Standard">
      <style:text-properties style:font-name="FreeSerif" officeooo:rsid="000f81ec" officeooo:paragraph-rsid="000f81ec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f81ec" officeooo:paragraph-rsid="000f81ec"/>
    </style:style>
    <style:style style:name="P19" style:family="paragraph" style:parent-style-name="Standard">
      <style:text-properties style:font-name="FreeSerif" officeooo:rsid="0010ce37" officeooo:paragraph-rsid="0010ce37"/>
    </style:style>
    <style:style style:name="P20" style:family="paragraph" style:parent-style-name="Standard">
      <style:text-properties style:font-name="FreeSerif" officeooo:rsid="0011f8c3" officeooo:paragraph-rsid="0011f8c3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1f8c3" officeooo:paragraph-rsid="0011f8c3"/>
    </style:style>
    <style:style style:name="P2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1f8c3" officeooo:paragraph-rsid="0011f8c3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10pt" fo:font-style="italic" officeooo:rsid="000b91e1" officeooo:paragraph-rsid="000b91e1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FreeSerif" officeooo:rsid="00153e11" officeooo:paragraph-rsid="00153e11"/>
    </style:style>
    <style:style style:name="P2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53e11" officeooo:paragraph-rsid="00153e11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53e11" officeooo:paragraph-rsid="00153e11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69834" officeooo:paragraph-rsid="00169834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officeooo:rsid="00169834" officeooo:paragraph-rsid="00169834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169834" officeooo:paragraph-rsid="001b4e2f"/>
    </style:style>
    <style:style style:name="P30" style:family="paragraph" style:parent-style-name="Standard">
      <style:text-properties style:font-name="FreeSerif" officeooo:rsid="001e5045" officeooo:paragraph-rsid="001e5045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FreeSerif" officeooo:rsid="001e5045" officeooo:paragraph-rsid="001e5045"/>
    </style:style>
    <style:style style:name="P32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FreeSerif" officeooo:rsid="001e5045" officeooo:paragraph-rsid="001e5045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21cbb" officeooo:paragraph-rsid="00221cbb" style:font-style-asian="italic" style:font-style-complex="italic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34580" officeooo:paragraph-rsid="00234580" style:font-style-asian="italic" style:font-style-complex="italic"/>
    </style:style>
    <style:style style:name="P37" style:family="paragraph" style:parent-style-name="Standard">
      <style:text-properties style:font-name="FreeSerif" officeooo:rsid="0021b73a" officeooo:paragraph-rsid="0021b73a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FreeSerif" officeooo:rsid="00234580" officeooo:paragraph-rsid="002471e9"/>
    </style:style>
    <style:style style:name="P39" style:family="paragraph" style:parent-style-name="Standard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style:font-name="FreeSerif" officeooo:rsid="00234580" officeooo:paragraph-rsid="00234580"/>
    </style:style>
    <style:style style:name="P40" style:family="paragraph" style:parent-style-name="Standard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34580" officeooo:paragraph-rsid="00362810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776ff" officeooo:paragraph-rsid="002776ff"/>
    </style:style>
    <style:style style:name="P4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2776ff" officeooo:paragraph-rsid="002776ff"/>
    </style:style>
    <style:style style:name="P43" style:family="paragraph" style:parent-style-name="Standard">
      <style:text-properties style:font-name="FreeSerif" fo:font-size="24pt" style:text-underline-style="solid" style:text-underline-width="auto" style:text-underline-color="font-color" fo:font-weight="bold" officeooo:rsid="0006f1b8" officeooo:paragraph-rsid="0006f1b8" style:font-size-asian="24pt" style:font-weight-asian="bold" style:font-size-complex="24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a7afc" officeooo:paragraph-rsid="002a7afc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badac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ce52f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9pt" fo:font-style="italic" officeooo:rsid="002badac" officeooo:paragraph-rsid="002badac" style:font-size-asian="9pt" style:font-style-asian="italic" style:font-size-complex="9pt" style:font-style-complex="italic"/>
    </style:style>
    <style:style style:name="P48" style:family="paragraph" style:parent-style-name="Standard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471e9" officeooo:paragraph-rsid="00362810"/>
    </style:style>
    <style:style style:name="P49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0ce37" officeooo:paragraph-rsid="0010ce37"/>
    </style:style>
    <style:style style:name="P50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0ce37" officeooo:paragraph-rsid="0010ce37"/>
    </style:style>
    <style:style style:name="P51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b4e2f" officeooo:paragraph-rsid="001b4e2f"/>
    </style:style>
    <style:style style:name="P52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c7db1" officeooo:paragraph-rsid="001c7db1"/>
    </style:style>
    <style:style style:name="P53" style:family="paragraph" style:parent-style-name="Standard" style:list-style-name="Numbering_20_12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style:font-name="FreeSerif" officeooo:rsid="00221cbb" officeooo:paragraph-rsid="00221cbb"/>
    </style:style>
    <style:style style:name="P54" style:family="paragraph" style:parent-style-name="Standard" style:list-style-name="Numbering_20_123">
      <loext:graphic-properties draw:fill="none"/>
      <style:paragraph-properties fo:margin-left="0.6252in" fo:margin-right="0in" fo:text-indent="-0.25in" style:auto-text-indent="false" fo:background-color="transparent"/>
      <style:text-properties style:font-name="FreeSerif" officeooo:rsid="00221cbb" officeooo:paragraph-rsid="00221cbb"/>
    </style:style>
    <style:style style:name="P55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2ee80a" officeooo:paragraph-rsid="00308ed2"/>
    </style:style>
    <style:style style:name="P56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308ed2" officeooo:paragraph-rsid="00308ed2"/>
    </style:style>
    <style:style style:name="P57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-0.0102in"/>
        </style:tab-stops>
      </style:paragraph-properties>
      <style:text-properties officeooo:paragraph-rsid="00221cbb"/>
    </style:style>
    <style:style style:name="P58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21cbb" officeooo:paragraph-rsid="00221cbb"/>
    </style:style>
    <style:style style:name="P59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471e9" officeooo:paragraph-rsid="002471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2810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officeooo:rsid="0010ce3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2c4c" style:font-style-asian="italic" style:font-style-complex="italic"/>
    </style:style>
    <style:style style:name="T8" style:family="text">
      <style:text-properties fo:font-style="italic" officeooo:rsid="0022f2c6" style:font-style-asian="italic" style:font-style-complex="italic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officeooo:rsid="0022f2c6" style:font-style-asian="normal" style:font-style-complex="normal"/>
    </style:style>
    <style:style style:name="T11" style:family="text">
      <style:text-properties fo:font-style="normal" officeooo:rsid="0022f2c6" style:font-style-asian="normal" style:font-style-complex="normal"/>
    </style:style>
    <style:style style:name="T12" style:family="text">
      <style:text-properties officeooo:rsid="00162c4c"/>
    </style:style>
    <style:style style:name="T13" style:family="text">
      <style:text-properties officeooo:rsid="00195cbc"/>
    </style:style>
    <style:style style:name="T14" style:family="text">
      <style:text-properties style:font-name="FreeSerif"/>
    </style:style>
    <style:style style:name="T15" style:family="text">
      <style:text-properties style:font-name="FreeSerif" officeooo:rsid="00221cbb"/>
    </style:style>
    <style:style style:name="T16" style:family="text">
      <style:text-properties style:font-name="FreeSerif" officeooo:rsid="00234580"/>
    </style:style>
    <style:style style:name="T17" style:family="text">
      <style:text-properties style:font-name="FreeSerif" officeooo:rsid="00255156"/>
    </style:style>
    <style:style style:name="T18" style:family="text">
      <style:text-properties officeooo:rsid="001f97d5"/>
    </style:style>
    <style:style style:name="T19" style:family="text">
      <style:text-properties officeooo:rsid="0022f2c6"/>
    </style:style>
    <style:style style:name="T20" style:family="text">
      <style:text-properties officeooo:rsid="002471e9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248a2d"/>
    </style:style>
    <style:style style:name="T23" style:family="text">
      <style:text-properties officeooo:rsid="002880d0"/>
    </style:style>
    <style:style style:name="T24" style:family="text">
      <style:text-properties officeooo:rsid="00096190"/>
    </style:style>
    <style:style style:name="T25" style:family="text">
      <style:text-properties officeooo:rsid="002badac"/>
    </style:style>
    <style:style style:name="T26" style:family="text">
      <style:text-properties officeooo:rsid="002c5a99"/>
    </style:style>
    <style:style style:name="T27" style:family="text">
      <style:text-properties officeooo:rsid="002cd2ba"/>
    </style:style>
    <style:style style:name="T28" style:family="text">
      <style:text-properties officeooo:rsid="002d94ce"/>
    </style:style>
    <style:style style:name="T29" style:family="text">
      <style:text-properties officeooo:rsid="00308ed2"/>
    </style:style>
    <style:style style:name="T30" style:family="text">
      <style:text-properties officeooo:rsid="00339720"/>
    </style:style>
    <style:style style:name="T31" style:family="text">
      <style:text-properties officeooo:rsid="0034b584"/>
    </style:style>
    <style:style style:name="T32" style:family="text">
      <style:text-properties officeooo:rsid="003628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Goblin Slayer TRPG</text:p>
      <text:p text:style-name="P1"/>
      <text:p text:style-name="P1"><text:span text:style-name="T1">Randomizer:</text:span> 2d6</text:p>
      <text:p text:style-name="P1"/>
      <text:p text:style-name="P2"><text:span text:style-name="T1">Round:</text:span> 30 seconds</text:p>
      <text:p text:style-name="P2"/>
      <text:p text:style-name="P5">Ability Score:</text:p>
      <text:p text:style-name="P4"><text:tab/><text:span text:style-name="T1">1</text:span><text:span text:style-name="T4">st</text:span><text:span text:style-name="T1">:</text:span> Strength, Psyche, Technique, Intelligence</text:p>
      <text:p text:style-name="P4"><text:tab/><text:span text:style-name="T1">2</text:span><text:span text:style-name="T4">nd</text:span><text:span text:style-name="T1">: </text:span>Focus, Endurance, Reflex</text:p>
      <text:p text:style-name="P3"/>
      <text:p text:style-name="P13"><text:span text:style-name="T1">Basic Score:</text:span> the sum of 1<text:span text:style-name="T3">st</text:span> and 2<text:span text:style-name="T3">nd</text:span> ability scores.</text:p>
      <text:p text:style-name="P23">Strength Focus, Strength Endurance, Strength Reflex, Psyche Focus, Psyche Endurance, Psyche Reflex, Technique Focus, Technique Endurance, Technique Reflex, Intelligence Focus, Intelligence Endurance, Intelligence Reflex</text:p>
      <text:p text:style-name="P13"/>
      <text:p text:style-name="P14"><text:span text:style-name="T1">Final Score:</text:span> 2d6<text:span text:style-name="T13"> </text:span>+ modifiers</text:p>
      <text:p text:style-name="P14"/>
      <text:p text:style-name="P16"><text:span text:style-name="T1">Target Score:</text:span> a number that needs to be met or beaten by the Final Score</text:p>
      <text:p text:style-name="P15"/>
      <text:p text:style-name="P18"><text:span text:style-name="T1">Effectiveness Score:</text:span> Some actions <text:span text:style-name="T5">(usually involving an attack or magic)</text:span> may require to calculate this score after a successful roll</text:p>
      <text:p text:style-name="P17"/>
      <text:p text:style-name="P6">Critical<text:span text:style-name="T22">s</text:span>:</text:p>
      <text:list xml:id="list2436981086" text:style-name="List_20_1">
        <text:list-item>
          <text:p text:style-name="P49"><text:span text:style-name="T6">Natural 12:</text:span> crit success</text:p>
        </text:list-item>
        <text:list-item>
          <text:p text:style-name="P50"><text:span text:style-name="T6">Natural 2:</text:span> crit failure</text:p>
        </text:list-item>
      </text:list>
      <text:p text:style-name="P19"/>
      <text:p text:style-name="P37"><text:span text:style-name="T1">Result Stage:</text:span> Crit fail, fail, success, crit success</text:p>
      <text:p text:style-name="P19"/>
      <text:p text:style-name="P7">Damage:</text:p>
      <text:p text:style-name="P21"><text:span text:style-name="T6">Calculated:</text:span> generated damage</text:p>
      <text:p text:style-name="P22"><text:span text:style-name="T6">Applied:</text:span> <text:span text:style-name="T31">c</text:span>alculated damage <text:span text:style-name="T9">minus</text:span> damage reducers</text:p>
      <text:p text:style-name="P20"/>
      <text:p text:style-name="P8">Fatigue:</text:p>
      <text:p text:style-name="P26"><text:span text:style-name="T7">Rank:</text:span><text:span text:style-name="T12"> </text:span><text:span text:style-name="T28">0</text:span><text:span text:style-name="T12"> to 5</text:span></text:p>
      <text:p text:style-name="P25"><text:span text:style-name="T7">Rank 4:</text:span><text:span text:style-name="T12"> Unconscious</text:span></text:p>
      <text:p text:style-name="P25"><text:span text:style-name="T7">Rank 5:</text:span><text:span text:style-name="T12"> Dead</text:span></text:p>
      <text:p text:style-name="P24"/>
      <text:p text:style-name="P9">Class<text:span text:style-name="T18">es</text:span>:</text:p>
      <text:p text:style-name="P27"><text:span text:style-name="T6">Fighter:</text:span> Fighter, Monk, Ranger, Scout</text:p>
      <text:p text:style-name="P28"><text:span text:style-name="T6">Spell-Caster:</text:span> Sorcerer, Priest, Dragon Priest, Shaman</text:p>
      <text:list xml:id="list115454390568514" text:continue-numbering="true" text:style-name="List_20_1">
        <text:list-item>
          <text:p text:style-name="P51">Level from 1 to 10</text:p>
        </text:list-item>
        <text:list-item>
          <text:p text:style-name="P52">Level value may modify the Final Score</text:p>
        </text:list-item>
      </text:list>
      <text:p text:style-name="P29"/>
      <text:p text:style-name="P10">Skill<text:span text:style-name="T18">s</text:span>:</text:p>
      <text:p text:style-name="P33">Adventurer <text:span text:style-name="T27">Skill</text:span>:</text:p>
      <text:p text:style-name="P32"><text:span text:style-name="T6">Grade:</text:span> Beginner, Intermediate, Expert, Master, Legend</text:p>
      <text:p text:style-name="P34">General <text:span text:style-name="T27">Skill</text:span>:</text:p>
      <text:p text:style-name="P31"><text:span text:style-name="T6">Grade:</text:span> Beginner, Intermediate, Expert</text:p>
      <text:p text:style-name="P30"/>
      <text:p text:style-name="P11">Fate Point:</text:p>
      <text:list text:style-name="L1">
        <text:list-item>
          <text:p text:style-name="P57"><text:span text:style-name="T15">Before the adventure starts, GM gives </text:span><text:span text:style-name="T17">3</text:span><text:span text:style-name="T15"> to </text:span><text:span text:style-name="T17">7</text:span><text:span text:style-name="T15"> points to each players</text:span></text:p>
        </text:list-item>
        <text:list-item>
          <text:p text:style-name="P58"><text:span text:style-name="T14">Maximum of 12. <text:s/>Cannot be used </text:span><text:span text:style-name="T16">at</text:span><text:span text:style-name="T14"> this point</text:span></text:p>
        </text:list-item>
        <text:list-item>
          <text:p text:style-name="P59">Players take some control over their dice rolled</text:p>
        </text:list-item>
      </text:list>
      <text:p text:style-name="P35">Usage:</text:p>
      <text:list text:style-name="Numbering_20_123">
        <text:list-item>
          <text:p text:style-name="P53"><text:span text:style-name="T20">Roll c</text:span>urrent Fate Points &lt;= 2d6</text:p>
        </text:list-item>
        <text:list-item>
          <text:p text:style-name="P54"><text:span text:style-name="T19">U</text:span>pon success, <text:span text:style-name="T19">choose </text:span><text:span text:style-name="T10">one</text:span><text:span text:style-name="T19"> </text:span><text:span text:style-name="T26">reward</text:span></text:p>
        </text:list-item>
        <text:list-item>
          <text:p text:style-name="P54"><text:span text:style-name="T19">Success or fail, a</text:span>dd 1 to Fate Point</text:p>
        </text:list-item>
      </text:list>
      <text:p text:style-name="P36"><text:span text:style-name="T26">Rewards</text:span>:</text:p>
      <text:p text:style-name="P39"><text:span text:style-name="T2">(_)</text:span><text:span text:style-name="T32"> </text:span><text:span text:style-name="T20">Convert a f</text:span>ail to <text:span text:style-name="T20">a s</text:span>uccess</text:p>
      <text:p text:style-name="P40"><text:span text:style-name="T2">(_)</text:span><text:span text:style-name="T32"> </text:span><text:span text:style-name="T20">Convert a s</text:span>uccess to <text:span text:style-name="T20">a c</text:span>rit <text:span text:style-name="T20">s</text:span>uccess</text:p>
      <text:p text:style-name="P48"><text:span text:style-name="T2">(_)</text:span><text:span text:style-name="T32"> </text:span>Re-roll</text:p>
      <text:p text:style-name="P48"><text:span text:style-name="T2">(_)</text:span><text:span text:style-name="T32"> </text:span>Automatic flee</text:p>
      <text:p text:style-name="P48"><text:span text:style-name="T2">(_)</text:span><text:span text:style-name="T32"> </text:span>GM <text:span text:style-name="T21">may</text:span> give a hint or answer</text:p>
      <text:p text:style-name="P38"/>
      <text:p text:style-name="P42"><text:span text:style-name="T1">Reach:</text:span> <text:span text:style-name="T23">By default d</text:span>efined as 5 meters. <text:s/><text:span text:style-name="T23">This a</text:span>pplies to melee attack range and moving close to a target</text:p>
      <text:p text:style-name="P41"/>
      <text:p text:style-name="P44"><text:span text:style-name="T1">Life Force:</text:span> <text:span text:style-name="T24">Strength </text:span>+ <text:span text:style-name="T24">Psyche </text:span>+ <text:span text:style-name="T24">Endurance </text:span>+ 2d6<text:span text:style-name="T25">*</text:span></text:p>
      <text:p text:style-name="P47">* One of the three rolls during character creation.</text:p>
      <text:p text:style-name="P45"/>
      <text:p text:style-name="P12">Wound:</text:p>
      <text:list xml:id="list115454018081622" text:continue-list="list115454390568514" text:style-name="List_20_1">
        <text:list-item>
          <text:p text:style-name="P55"><text:span text:style-name="T29">S</text:span>tarting value of 0</text:p>
        </text:list-item>
        <text:list-item>
          <text:p text:style-name="P56"><text:span text:style-name="T30">C</text:span>ount &gt;= 2x Life Force; <text:span text:style-name="T30">dead</text:span></text:p>
        </text:list-item>
      </text:list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26:30.699829589</meta:creation-date>
    <dc:date>2023-12-11T11:54:53.622470470</dc:date>
    <meta:editing-duration>PT4H5M25S</meta:editing-duration>
    <meta:editing-cycles>52</meta:editing-cycles>
    <meta:generator>LibreOffice/7.4.7.2$Linux_X86_64 LibreOffice_project/40$Build-2</meta:generator>
    <meta:document-statistic meta:table-count="0" meta:image-count="0" meta:object-count="0" meta:page-count="1" meta:paragraph-count="52" meta:word-count="311" meta:character-count="1851" meta:non-whitespace-character-count="1600"/>
  </office:meta>
</office:document-meta>
</file>